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standard">
      <style:graphic-properties svg:stroke-color="#ffcc99" draw:fill="solid" draw:fill-color="#ff99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cm" svg:x="12.9cm" svg:y="5.1cm">
          <text:p text:style-name="P1">IBms1Dt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3cm" svg:height="1cm" svg:x="4.9cm" svg:y="9.176cm">
          <text:p text:style-name="P1">Bms1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12.5cm" svg:x2="3.4cm" svg:y2="14.7cm">
          <text:p/>
        </draw:line>
        <draw:line draw:style-name="gr3" draw:text-style-name="P1" draw:layer="layout" svg:x1="6.1cm" svg:y1="2.3cm" svg:x2="11.2cm" svg:y2="2.6cm">
          <text:p/>
        </draw:line>
        <draw:custom-shape draw:style-name="gr4" draw:text-style-name="P1" draw:layer="layout" svg:width="5.7cm" svg:height="1.1cm" svg:x="11.2cm" svg:y="2.1cm">
          <text:p text:style-name="P1">DT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.5cm" svg:x="2.3cm" svg:y="1.5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2.9cm" svg:x2="3.4cm" svg:y2="5.6cm">
          <text:p/>
        </draw:line>
        <draw:line draw:style-name="gr5" draw:text-style-name="P1" draw:layer="layout" svg:x1="14.9cm" svg:y1="3.2cm" svg:x2="14.9cm" svg:y2="5.1cm">
          <text:p/>
        </draw:line>
        <draw:custom-shape draw:style-name="gr4" draw:text-style-name="P1" draw:layer="layout" svg:width="3.6cm" svg:height="1cm" svg:x="7.9cm" svg:y="3.9cm">
          <text:p text:style-name="P1">Extension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4.9cm" svg:x2="10.4cm" svg:y2="7.2cm">
          <text:p/>
        </draw:line>
        <draw:line draw:style-name="gr3" draw:text-style-name="P1" draw:layer="layout" svg:x1="12.3cm" svg:y1="3.2cm" svg:x2="12.3cm" svg:y2="7.1cm">
          <text:p/>
        </draw:line>
        <draw:line draw:style-name="gr3" draw:text-style-name="P1" draw:layer="layout" svg:x1="14.9cm" svg:y1="9.2cm" svg:x2="14.9cm" svg:y2="6.1cm">
          <text:p/>
        </draw:line>
        <draw:custom-shape draw:style-name="gr1" draw:text-style-name="P1" draw:layer="layout" svg:width="6.2cm" svg:height="1cm" svg:x="9.3cm" svg:y="11.5cm">
          <text:p text:style-name="P1">IBms1InternalR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cm" svg:height="1cm" svg:x="2.3cm" svg:y="14.6cm">
          <text:p text:style-name="P1">Internal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12.5cm" svg:x2="10.4cm" svg:y2="14.6cm">
          <text:p/>
        </draw:line>
        <draw:custom-shape draw:style-name="gr2" draw:text-style-name="P1" draw:layer="layout" svg:width="3cm" svg:height="1cm" svg:x="5.7cm" svg:y="16.8cm">
          <text:p text:style-name="P1">Attribut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cm" svg:y1="15.6cm" svg:x2="7.2cm" svg:y2="16.8cm">
          <text:p/>
        </draw:line>
        <draw:custom-shape draw:style-name="gr2" draw:text-style-name="P1" draw:layer="layout" svg:width="3.3cm" svg:height="1cm" svg:x="11.2cm" svg:y="16.8cm">
          <text:p text:style-name="P1">TagRea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8cm" svg:y1="15.6cm" svg:x2="12.8cm" svg:y2="16.8cm">
          <text:p/>
        </draw:line>
        <draw:custom-shape draw:style-name="gr1" draw:text-style-name="P1" draw:layer="layout" svg:width="6.5cm" svg:height="1cm" svg:x="6.9cm" svg:y="7.1cm">
          <text:p text:style-name="P1">IBms1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6.6cm" svg:x2="3.4cm" svg:y2="11.5cm">
          <text:p/>
        </draw:line>
        <draw:custom-shape draw:style-name="gr6" draw:text-style-name="P1" draw:layer="layout" svg:width="6.7cm" svg:height="1cm" svg:x="2.1cm" svg:y="11.5cm">
          <text:p text:style-name="P1">IMessageRea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10.2cm" svg:x2="10.4cm" svg:y2="11.5cm">
          <text:p/>
        </draw:line>
        <draw:line draw:style-name="gr3" draw:text-style-name="P1" draw:layer="layout" svg:x1="10.4cm" svg:y1="8.1cm" svg:x2="10.4cm" svg:y2="9.2cm">
          <text:p/>
        </draw:line>
        <draw:custom-shape draw:style-name="gr7" draw:text-style-name="P1" draw:layer="layout" svg:width="7.2cm" svg:height="1cm" svg:x="1.9cm" svg:y="5.6cm">
          <text:p text:style-name="P1">Bms1MessageSerializ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6.6cm" svg:x2="5.3cm" svg:y2="9.2cm">
          <text:p/>
        </draw:line>
        <draw:custom-shape draw:style-name="gr4" draw:text-style-name="P1" draw:layer="layout" svg:width="2.8cm" svg:height="1cm" svg:x="4.3cm" svg:y="3.9cm">
          <text:p text:style-name="P1">Strea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4.4cm" svg:x2="4.4cm" svg:y2="4.4cm">
          <text:p/>
        </draw:line>
        <draw:line draw:style-name="gr3" draw:text-style-name="P1" draw:layer="layout" svg:x1="11.2cm" svg:y1="3.2cm" svg:x2="10.6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4" draw:display-name="Arrowheads 4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Forster</meta:initial-creator>
    <meta:creation-date>2015-09-18T22:37:21.163665785</meta:creation-date>
    <dc:date>2015-09-21T22:09:00.594287958</dc:date>
    <dc:creator>Stefan Forster</dc:creator>
    <meta:editing-duration>PT2H2M49S</meta:editing-duration>
    <meta:editing-cycles>5</meta:editing-cycles>
    <meta:generator>LibreOffice/4.2.8.2$Linux_x86 LibreOffice_project/420m0$Build-2</meta:generator>
    <meta:document-statistic meta:object-count="29"/>
  </office:meta>
</office:document-meta>
</file>